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9B200000F18A152FFF9.svm"/>
  <manifest:file-entry manifest:media-type="" manifest:full-path="Pictures/20000007000037EB00000DA60E65E30E.svm"/>
  <manifest:file-entry manifest:media-type="" manifest:full-path="Pictures/200000070000355600000D8BE20532BF.svm"/>
  <manifest:file-entry manifest:media-type="" manifest:full-path="Pictures/200000070000492E00000D8BC259282A.svm"/>
  <manifest:file-entry manifest:media-type="" manifest:full-path="Pictures/200000070000499700001531B9C90D00.svm"/>
  <manifest:file-entry manifest:media-type="" manifest:full-path="Pictures/20000007000032C00000149268E379E4.svm"/>
  <manifest:file-entry manifest:media-type="" manifest:full-path="Pictures/2000000700006CA100003F271CC15F74.svm"/>
  <manifest:file-entry manifest:media-type="" manifest:full-path="Pictures/2000000700003C4200000B7ADC16ACA6.svm"/>
  <manifest:file-entry manifest:media-type="" manifest:full-path="Pictures/20000007000020C40000133A6CC90CDF.svm"/>
  <manifest:file-entry manifest:media-type="" manifest:full-path="Pictures/200000070000316800001A76D17BBD0F.svm"/>
  <manifest:file-entry manifest:media-type="" manifest:full-path="Pictures/2000000700002ED300000E5F595337D9.svm"/>
  <manifest:file-entry manifest:media-type="" manifest:full-path="Pictures/200000070000499700000B945CDF8014.svm"/>
  <manifest:file-entry manifest:media-type="" manifest:full-path="Pictures/20000007000049B200001A911B76496E.svm"/>
  <manifest:file-entry manifest:media-type="" manifest:full-path="Pictures/20000007000049B2000033940ABEC21D.svm"/>
  <manifest:file-entry manifest:media-type="" manifest:full-path="Pictures/20000007000049970000115EE298D84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justify" style:justify-single-word="false"/>
      <style:text-properties fo:font-weight="normal" style:font-weight-asian="normal" style:font-weight-complex="normal"/>
    </style:style>
    <style:style style:name="P5" style:family="paragraph" style:parent-style-name="Standard">
      <style:text-properties style:font-name="Courier New" fo:font-weight="normal" style:font-weight-asian="normal" style:font-weight-complex="normal"/>
    </style:style>
    <style:style style:name="P6" style:family="paragraph" style:parent-style-name="Standard">
      <style:paragraph-properties fo:text-align="justify" style:justify-single-word="false"/>
      <style:text-properties style:font-name="Courier New" fo:font-weight="normal" style:font-weight-asian="normal" style:font-weight-complex="normal"/>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ext-properties style:font-name="Times New Roman" fo:font-weight="normal" style:font-weight-asian="normal" style:font-weight-complex="normal"/>
    </style:style>
    <style:style style:name="P9" style:family="paragraph" style:parent-style-name="Standard">
      <style:paragraph-properties fo:text-align="justify" style:justify-single-word="false"/>
      <style:text-properties style:font-name="Times New Roman" fo:font-weight="bold" style:font-weight-asian="bold" style:font-weight-complex="bold"/>
    </style:style>
    <style:style style:name="P10" style:family="paragraph" style:parent-style-name="Text_20_body">
      <style:paragraph-properties fo:text-align="justify" style:justify-single-word="false"/>
      <style:text-properties fo:font-weight="normal" style:font-weight-asian="normal" style:font-weight-complex="normal"/>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13" style:family="paragraph" style:parent-style-name="Text_20_body">
      <style:paragraph-properties fo:text-align="justify" style:justify-single-word="false"/>
      <style:text-properties style:font-name="Courier New" fo:font-weight="normal" style:font-weight-asian="normal" style:font-weight-complex="normal"/>
    </style:style>
    <style:style style:name="P14" style:family="paragraph" style:parent-style-name="Footnote">
      <style:paragraph-properties fo:margin-left="0cm" fo:margin-right="0cm" fo:text-align="justify" style:justify-single-word="false" fo:text-indent="0cm" style:auto-text-indent="false"/>
    </style:style>
    <style:style style:name="P15" style:family="paragraph" style:parent-style-name="Text_20_body">
      <style:paragraph-properties fo:margin-top="0cm" fo:margin-bottom="0cm"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Courier New"/>
    </style:style>
    <style:style style:name="T4" style:family="text">
      <style:text-properties style:font-name="Courier New" fo:font-weight="normal" style:font-weight-asian="normal" style:font-weight-complex="normal"/>
    </style:style>
    <style:style style:name="T5" style:family="text">
      <style:text-properties style:font-name="Times New Roman"/>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ppréhender les classes</text:p>
      <text:p text:style-name="P1"/>
      <text:p text:style-name="P10">Une classe est un peu un modèle suivant lequel on va créer des objets. C'est dans la classe que nous allons définir nos méthodes et attributs, les attributs étant des variables contenues dans notre objet.</text:p>
      <text:p text:style-name="P11"><text:bookmark text:name="r-2232905"/>Mais qu'allons-nous modéliser ? L'orienté objet est plus qu'utile dès lors que l'on s'en sert pour modéliser, représenter des données un peu plus complexes qu'un simple nombre, ou qu'une chaîne de caractères. Bien sûr, il existe des classes que Python définit pour nous : les nombres, les chaînes et les listes en font partie. Mais on serait bien limité si on ne pouvait faire ses propres classes.</text:p>
      <text:p text:style-name="P11"><text:bookmark text:name="r-2232906"/>Pour l'instant, nous allons modéliser… une personne.</text:p>
      <text:p text:style-name="P3"/>
      <text:p text:style-name="P3"><draw:frame draw:style-name="fr1" draw:name="images1" text:anchor-type="paragraph" svg:width="16.999cm" svg:height="4.895cm" draw:z-index="0"><draw:image xlink:href="Pictures/200000070000499700001531B9C90D00.svm" xlink:type="simple" xlink:show="embed" xlink:actuate="onLoad"/></draw:frame></text:p>
      <text:p text:style-name="P3">Pour commencer la déclaration d'une classe, on écrit simplement :</text:p>
      <text:p text:style-name="P3"/>
      <text:p text:style-name="P5">class Personne:</text:p>
      <text:p text:style-name="P3"/>
      <text:p text:style-name="P7"><text:span text:style-name="T2">La première chose à faire après avoir initié la déclaration de la classe par cette commande, c'est définir le </text:span><text:span text:style-name="T1">constructeur </text:span><text:span text:style-name="T2">de cette classe. Le constructeur est une méthode spéciale de la classe qui va se charger d'en créer les attributs. Elle est invariablement appelée __init__</text:span><text:span text:style-name="T2"><text:note text:id="ftn1" text:note-class="footnote"><text:note-citation>1</text:note-citation><text:note-body><text:p text:style-name="P14"><text:s/>: <text:span text:style-name="T2">L</text:span>es noms de méthodes entourés de part et d'autre de deux signes soulignés<text:span text:style-name="Source_20_Text">__nommethode__ </text:span>sont des <text:span text:style-name="Strong_20_Emphasis"><text:span text:style-name="T2">méthodes spéciales.</text:span></text:span></text:p></text:note-body></text:note></text:span><text:span text:style-name="T2">, et prend un argument, self.</text:span></text:p>
      <text:p text:style-name="P4"/>
      <text:p text:style-name="P4">Self est simplement une variable correspondant à l'objet lui-même. Grâce à l'instruction self.nom, on précise que lors de l'appel au constructeur, on veut que notre objet comporte une variable nommée "nom" et ayant la valeur "Dupont".</text:p>
      <text:p text:style-name="P4"/>
      <text:p text:style-name="P4">Une fois qu'on a ce squelette de classe :</text:p>
      <text:p text:style-name="P4"/>
      <text:p text:style-name="P6">bernard = Personne()</text:p>
      <text:p text:style-name="P3"/>
      <text:p text:style-name="P4">Quand on tape <text:span text:style-name="T3">Personne()</text:span>, on appelle le constructeur de notre classe. Il définit ensuite que notre objet (self) doit comporter la variable nom ayant la valeur Dupont (self.nom = "Dupont"). L'objet ainsi créé est stocké dans la variable bernard. On peut ensuite appeler les variables de la classe facilement.</text:p>
      <text:p text:style-name="P4"/>
      <text:p text:style-name="P4"><draw:frame draw:style-name="fr1" draw:name="images2" text:anchor-type="paragraph" svg:width="16.999cm" svg:height="2.672cm" draw:z-index="1"><draw:image xlink:href="Pictures/200000070000499700000B945CDF8014.svm" xlink:type="simple" xlink:show="embed" xlink:actuate="onLoad"/></draw:frame></text:p>
      <text:p text:style-name="P4"><text:soft-page-break/></text:p>
      <text:p text:style-name="P2">Pour appeler les variables d'un objet<text:span text:style-name="T2"> :</text:span></text:p>
      <text:p text:style-name="P4"/>
      <text:p text:style-name="P6">&gt;&gt;&gt; bernard.nom</text:p>
      <text:p text:style-name="P6">'Dupont'</text:p>
      <text:p text:style-name="P4"/>
      <text:p text:style-name="P2">Pour transformer les variables d'un objet <text:span text:style-name="T2">:</text:span></text:p>
      <text:p text:style-name="P4"/>
      <text:p text:style-name="P6">&gt;&gt;&gt; bernard.nom = 'Roland'</text:p>
      <text:p text:style-name="P6">&gt;&gt;&gt; bernard.nom</text:p>
      <text:p text:style-name="P6">'Roland'</text:p>
      <text:p text:style-name="P4"/>
      <text:p text:style-name="P4"/>
      <text:p text:style-name="P2"><text:span text:style-name="T2">Dans beaucoup de tutoriels, on déconseille de modifier un attribut d'instance (un attribut d'un objet) comme on vient de le faire, en faisant simplement</text:span><text:span text:style-name="Source_20_Text"><text:span text:style-name="T2">objet.attribut = valeur</text:span></text:span><text:span text:style-name="T2">. En C++ par exemple, on utilise des fonctions publiques de la classe afin d'en modifier les attributs privés (les fonctions permettant d'accéder aux variables sont les accesseurs, les fonctions permettant de les modifier sont les mutateurs). En Python on modifie directement les variables sans passer par de telles fonctions (on verra ensuite pourquoi).</text:span></text:p>
      <text:p text:style-name="P4"/>
      <text:p text:style-name="P4"/>
      <text:p text:style-name="P2"><text:span text:style-name="T2">Le constructeur précisé ci-dessus est assez basique. Il ne définit qu'une seule variable pour la classe </text:span><text:span text:style-name="T4">Personne</text:span><text:span text:style-name="T2"> (nom), ayant toujours la valeur '</text:span><text:span text:style-name="T4">Dupont</text:span><text:span text:style-name="T2">'. Essayons de changer un peu ça :</text:span></text:p>
      <text:p text:style-name="P4"/>
      <text:p text:style-name="P4"><draw:frame draw:style-name="fr1" draw:name="images3" text:anchor-type="paragraph" svg:width="16.999cm" svg:height="6.128cm" draw:z-index="2"><draw:image xlink:href="Pictures/20000007000049B200001A911B76496E.svm" xlink:type="simple" xlink:show="embed" xlink:actuate="onLoad"/></draw:frame></text:p>
      <text:p text:style-name="P4"><draw:frame draw:style-name="fr1" draw:name="images4" text:anchor-type="paragraph" svg:width="16.999cm" svg:height="3.145cm" draw:z-index="3"><draw:image xlink:href="Pictures/200000070000492E00000D8BC259282A.svm" xlink:type="simple" xlink:show="embed" xlink:actuate="onLoad"/></draw:frame></text:p>
      <text:p text:style-name="P2"><text:span text:style-name="T2">Ici, le constructeur attend deux variables, </text:span><text:span text:style-name="T4">nom</text:span><text:span text:style-name="T2"> d'abord, </text:span><text:span text:style-name="T4">prenom</text:span><text:span text:style-name="T2"> ensuite. Ces variables seront respectivement attribuées aux attributs </text:span><text:span text:style-name="T4">self.nom</text:span><text:span text:style-name="T2"> et </text:span><text:span text:style-name="T4">self.prenom</text:span><text:span text:style-name="T6">.</text:span></text:p>
      <text:p text:style-name="P8"/>
      <text:p text:style-name="P8">Pour donner à un attribut une valeur par défaut (et donc en créant l'objet, on peut ne pas préciser l'attribut ; celui-ci adoptera la valeur par défaut, ou on peut le préciser, et l'attribut adoptera la valeur spécifiée) :</text:p>
      <text:p text:style-name="P8"/>
      <text:p text:style-name="P8"><draw:frame draw:style-name="fr2" draw:name="images7" text:anchor-type="paragraph" svg:width="11.987cm" svg:height="3.679cm" draw:z-index="6"><draw:image xlink:href="Pictures/2000000700002ED300000E5F595337D9.svm" xlink:type="simple" xlink:show="embed" xlink:actuate="onLoad"/></draw:frame><text:soft-page-break/></text:p>
      <text:p text:style-name="P8"><draw:frame draw:style-name="fr2" draw:name="images8" text:anchor-type="paragraph" svg:width="14.316cm" svg:height="3.494cm" draw:z-index="7"><draw:image xlink:href="Pictures/20000007000037EB00000DA60E65E30E.svm" xlink:type="simple" xlink:show="embed" xlink:actuate="onLoad"/></draw:frame></text:p>
      <text:p text:style-name="P2"><text:span text:style-name="T6">Ici, l'objet </text:span><text:span text:style-name="T4">a</text:span><text:span text:style-name="T6"> de la classe </text:span><text:span text:style-name="T4">TableauNoir</text:span><text:span text:style-name="T6"> est créé sans préciser d'attribut pour la fonction de constructeur. C'est donc la valeur par défaut de l'attribut qui est prise ("</text:span><text:span text:style-name="T4">Hello!</text:span><text:span text:style-name="T6">").</text:span></text:p>
      <text:p text:style-name="P2"><text:span text:style-name="T6">L'objet </text:span><text:span text:style-name="T4">b</text:span><text:span text:style-name="T6"> de la classe </text:span><text:span text:style-name="T4">TableauNoir</text:span><text:span text:style-name="T6"> est créé en précisant l'attribut </text:span><text:span text:style-name="T4">messageInitial</text:span><text:span text:style-name="T6"> pour la fonction de constructeur. C'est donc la valeur spécifiée de l'attribut </text:span><text:span text:style-name="T4">messageInitial</text:span><text:span text:style-name="T6"> qui est prise, et assignée à l'attribut d'objet </text:span><text:span text:style-name="T4">self.surface</text:span><text:span text:style-name="T6">.</text:span></text:p>
      <text:p text:style-name="P8"/>
      <text:p text:style-name="P8"/>
      <text:p text:style-name="P9">Les attributs de classe</text:p>
      <text:p text:style-name="P9"/>
      <text:p text:style-name="P8">Dans l'exemple ci-dessus, les attributs sont contenus dans l'objet. Mais la classe elle-même peut également avoir des attributs.</text:p>
      <text:p text:style-name="P8"/>
      <text:p text:style-name="P8"><draw:frame draw:style-name="fr1" draw:name="images5" text:anchor-type="paragraph" svg:width="16.999cm" svg:height="4.011cm" draw:z-index="4"><draw:image xlink:href="Pictures/20000007000049970000115EE298D841.svm" xlink:type="simple" xlink:show="embed" xlink:actuate="onLoad"/></draw:frame></text:p>
      <text:p text:style-name="P8"><draw:frame draw:style-name="fr1" draw:name="images6" text:anchor-type="paragraph" svg:width="16.999cm" svg:height="3.482cm" draw:z-index="5"><draw:image xlink:href="Pictures/20000007000049B200000F18A152FFF9.svm" xlink:type="simple" xlink:show="embed" xlink:actuate="onLoad"/></draw:frame></text:p>
      <text:p text:style-name="P4"><text:span text:style-name="T5">Dans cette classe, </text:span><text:span text:style-name="T3">objets_crees</text:span><text:span text:style-name="T5"> est un attribut propre à la classe dans son ensemble (et pas aux objets particuliers de la classe). C'est pour ça qu'on appelle cet attribut par </text:span><text:span text:style-name="T3">NomDeLaClasse.attribut</text:span><text:span text:style-name="T5">, que ce soit pour accéder à sa valeur (</text:span><text:span text:style-name="T3">Compteur.objets_crees</text:span><text:span text:style-name="T5">), ou pour la transformer (</text:span><text:span text:style-name="T3">Compteur.objets_crees += 1</text:span><text:span text:style-name="T5">).</text:span></text:p>
      <text:p text:style-name="P8"/>
      <text:p text:style-name="P4"><text:span text:style-name="T5">Ces attributs de classe peuvent être utiles lorsque tous les objets de la classe doivent avoir des </text:span><text:soft-page-break/><text:span text:style-name="T5">caractéristiques communes, ou que ces attributs ne doivent pas changer selon les objets.</text:span></text:p>
      <text:p text:style-name="P8"/>
      <text:p text:style-name="P8"/>
      <text:p text:style-name="P9">Les méthodes</text:p>
      <text:p text:style-name="P9"/>
      <text:p text:style-name="P8">Les méthodes sont des fonctions propres à l'objet, qui peuvent le transformer (ou transformer les attributs de classe). Exemple :</text:p>
      <text:p text:style-name="P8"/>
      <text:p text:style-name="P8"><draw:frame draw:style-name="fr2" draw:name="images10" text:anchor-type="paragraph" svg:width="12.649cm" svg:height="6.773cm" draw:z-index="9"><draw:image xlink:href="Pictures/200000070000316800001A76D17BBD0F.svm" xlink:type="simple" xlink:show="embed" xlink:actuate="onLoad"/></draw:frame></text:p>
      <text:p text:style-name="P4"><text:span text:style-name="T5">On crée une classe </text:span><text:span text:style-name="T3">TableauNoir.</text:span><text:span text:style-name="T5"> Son constructeur peut potentiellement accepter un paramètre dont la valeur sera affectée à l'attribut </text:span><text:span text:style-name="T3">self.surface</text:span><text:span text:style-name="T5"> ; si rien n'est précisé, c'est la valeur par défaut "</text:span><text:span text:style-name="T3">Hello!</text:span><text:span text:style-name="T5">" qui sera affectée.</text:span></text:p>
      <text:p text:style-name="P8"/>
      <text:p text:style-name="P4"><text:span text:style-name="T5">On définit ensuite une méthode </text:span><text:span text:style-name="T3">ecrire</text:span><text:span text:style-name="T5">. Cette méthode rajoute un saut de ligne si l'attribut </text:span><text:span text:style-name="T3">surface</text:span><text:span text:style-name="T5"> n'est pas vide. Il ajoute ensuite à l'attribut </text:span><text:span text:style-name="T3">surface</text:span><text:span text:style-name="T5"> le message précisé en attribut de la fonction.</text:span></text:p>
      <text:p text:style-name="P8"/>
      <text:p text:style-name="P8"/>
      <text:p text:style-name="P8"/>
      <text:p text:style-name="P8"><draw:frame draw:style-name="fr2" draw:name="images9" text:anchor-type="paragraph" svg:width="8.387cm" svg:height="4.921cm" draw:z-index="8"><draw:image xlink:href="Pictures/20000007000020C40000133A6CC90CDF.svm" xlink:type="simple" xlink:show="embed" xlink:actuate="onLoad"/></draw:frame></text:p>
      <text:p text:style-name="P9">Le paramètre self</text:p>
      <text:p text:style-name="P8"/>
      <text:p text:style-name="P2"><text:span text:style-name="T6">Remarquons que dans toutes les définitions des méthodes d'une classe, on trouve le paramètre </text:span><text:span text:style-name="T5">self</text:span><text:span text:style-name="T6">.</text:span></text:p>
      <text:p text:style-name="P8"/>
      <text:p text:style-name="P12"><text:bookmark text:name="r-2232975"/>Une chose qui a son importance : quand vous créez un nouvel objet, ici un tableau noir, les attributs de l'objet sont propres à l'objet créé. C'est logique : si vous créez plusieurs tableaux noirs, ils ne vont pas tous avoir la même surface. Donc les attributs sont contenus dans l'objet.</text:p>
      <text:p text:style-name="P11"><text:bookmark text:name="r-2232976"/><text:soft-page-break/>En revanche, les méthodes sont contenues dans la classe qui définit notre objet. C'est très important. Quand vous tapez <text:span text:style-name="Source_20_Text">tab.ecrire(…)</text:span>, Python va chercher la méthode <text:span text:style-name="Source_20_Text">ecrire </text:span>non pas dans l'objet <text:span text:style-name="Source_20_Text">tab</text:span>, mais dans la classe <text:span text:style-name="Source_20_Text">TableauNoir</text:span>. Le paramètre <text:span text:style-name="T1">self </text:span><text:span text:style-name="T2">est donc précisé dans la définition des fonctions pour désigner l'objet qui appelle la méthode de la classe.</text:span></text:p>
      <text:p text:style-name="P10"/>
      <text:p text:style-name="P13">&gt;&gt;&gt; TableauNoir.ecrire(tab, "essai")</text:p>
      <text:p text:style-name="P10">Equivaut à</text:p>
      <text:p text:style-name="P13">&gt;&gt;&gt; tab.ecrire("essai")</text:p>
      <text:p text:style-name="P10"/>
      <text:p text:style-name="P11"><text:span text:style-name="T2">Pour résumer, quand vous devez travailler dans une méthode de l'objet sur l'objet lui-même, vous allez passer par </text:span><text:span text:style-name="Source_20_Text"><text:span text:style-name="T2">self </text:span></text:span><text:span text:style-name="Source_20_Text"><text:span text:style-name="T6">dans la définition de la fonction.</text:span></text:span></text:p>
      <text:p text:style-name="P11"><text:span text:style-name="Source_20_Text"><text:span text:style-name="T6"/></text:span></text:p>
      <text:p text:style-name="P11"><text:span text:style-name="Source_20_Text"><text:span text:style-name="T7">Les méthodes de classe</text:span></text:span></text:p>
      <text:p text:style-name="P11"><text:span text:style-name="Source_20_Text"><text:span text:style-name="T7"/></text:span></text:p>
      <text:p text:style-name="P11"><text:span text:style-name="Source_20_Text"><text:span text:style-name="T6">Comme on trouve des attributs propres à la classe, on trouve aussi des méthodes de classe, qui ne travaillent pas sur l'instance </text:span></text:span><text:span text:style-name="Source_20_Text"><text:span text:style-name="T2">self </text:span></text:span><text:span text:style-name="Source_20_Text"><text:span text:style-name="T6">mais sur la classe même. </text:span></text:span><text:bookmark text:name="r-2232990"/><text:span text:style-name="Source_20_Text"><text:span text:style-name="T6">C'est un peu plus rare mais cela peut être utile parfois. Notre méthode de classe se définit exactement comme une méthode d'instance, à la différence qu'elle ne prend pas en premier paramètre </text:span></text:span><text:span text:style-name="Source_20_Text"><text:span text:style-name="T2">self </text:span></text:span><text:span text:style-name="Source_20_Text"><text:span text:style-name="T6">(l'instance de l'objet) mais </text:span></text:span><text:span text:style-name="Source_20_Text"><text:span text:style-name="T2">cls </text:span></text:span><text:span text:style-name="Source_20_Text"><text:span text:style-name="T6">(la classe elle-même).</text:span></text:span></text:p>
      <text:p text:style-name="P11"><text:bookmark text:name="r-2232991"/>En outre, on utilise ensuite une fonction <text:span text:style-name="Emphasis">built-in</text:span> de Python (classmethod) pour lui faire comprendre qu'il s'agit d'une méthode de classe, pas d'une méthode d'instance.</text:p>
      <text:p text:style-name="P11"><draw:frame draw:style-name="fr3" draw:name="images11" text:anchor-type="paragraph" svg:width="17.205cm" svg:height="12.531cm" draw:z-index="10"><draw:image xlink:href="Pictures/20000007000049B2000033940ABEC21D.svm" xlink:type="simple" xlink:show="embed" xlink:actuate="onLoad"/></draw:frame><text:span text:style-name="Source_20_Text"><text:span text:style-name="T6"/></text:span></text:p>
      <text:p text:style-name="P11"><text:soft-page-break/><text:span text:style-name="Source_20_Text"><text:span text:style-name="T6">--&gt; On définit la méthode de classe en précisant </text:span></text:span><text:span text:style-name="Source_20_Text"><text:span text:style-name="T4">cls</text:span></text:span><text:span text:style-name="Source_20_Text"><text:span text:style-name="T6"> et pas </text:span></text:span><text:span text:style-name="Source_20_Text"><text:span text:style-name="T4">self</text:span></text:span><text:span text:style-name="Source_20_Text"><text:span text:style-name="T6">, puis on précise qu'il s'agit d'une méthode de classe en précisant </text:span></text:span><text:span text:style-name="Source_20_Text"><text:span text:style-name="T4">combien = classmethod(combien)</text:span></text:span><text:span text:style-name="Source_20_Text"><text:span text:style-name="T6">.</text:span></text:span></text:p>
      <text:p text:style-name="P11"><text:span text:style-name="Source_20_Text"><text:span text:style-name="T6"/></text:span></text:p>
      <text:p text:style-name="P11"><text:span text:style-name="Source_20_Text"><text:span text:style-name="T7">Les méthodes statiques</text:span></text:span></text:p>
      <text:p text:style-name="P11"><text:span text:style-name="Source_20_Text"><text:span text:style-name="T6">On peut également définir des méthodes statiques. Elles sont assez proches des méthodes de classe sauf qu'elles ne prennent aucun premier paramètre, ni </text:span></text:span><text:span text:style-name="Source_20_Text"><text:span text:style-name="T2">self </text:span></text:span><text:span text:style-name="Source_20_Text"><text:span text:style-name="T6">ni </text:span></text:span><text:span text:style-name="Source_20_Text"><text:span text:style-name="T2">cls</text:span></text:span><text:span text:style-name="Source_20_Text"><text:span text:style-name="T6">. Elles travaillent donc indépendamment de toute donnée, aussi bien contenue dans l'instance de l'objet que dans la classe. On les déclare sans aucun paramètre, puis on spécifie </text:span></text:span><text:span text:style-name="Source_20_Text"><text:span text:style-name="T4">afficher = staticmethod(afficher)</text:span></text:span><text:span text:style-name="Source_20_Text"><text:span text:style-name="T6"> pour bien préciser qu'il s'agit d'une méthode statique.</text:span></text:span></text:p>
      <text:p text:style-name="P15"><text:span text:style-name="Source_20_Text"><text:span text:style-name="T6"/></text:span></text:p>
      <text:p text:style-name="P15"><draw:frame draw:style-name="fr2" draw:name="images12" text:anchor-type="paragraph" svg:width="13.654cm" svg:height="3.468cm" draw:z-index="11"><draw:image xlink:href="Pictures/200000070000355600000D8BE20532BF.svm" xlink:type="simple" xlink:show="embed" xlink:actuate="onLoad"/></draw:frame><text:span text:style-name="Source_20_Text"><text:span text:style-name="T6"/></text:span></text:p>
      <text:p text:style-name="P15"><text:span text:style-name="Source_20_Text"><text:span text:style-name="T6">On utilise assez peu les méthodes de classe et les méthodes statiques. On utilise en réalité surtout les méthodes d'instance, qui agissent sur l'objet lui-même, avec le paramètre </text:span></text:span><text:span text:style-name="Source_20_Text"><text:span text:style-name="T4">self</text:span></text:span><text:span text:style-name="Source_20_Text"><text:span text:style-name="T6">.</text:span></text:span></text:p>
      <text:p text:style-name="P15"><text:span text:style-name="Source_20_Text"><text:span text:style-name="T6"/></text:span></text:p>
      <text:p text:style-name="P15"><text:span text:style-name="Source_20_Text"><text:span text:style-name="T6"/></text:span></text:p>
      <text:p text:style-name="P15"><text:span text:style-name="Source_20_Text"><text:span text:style-name="T7">L'introspection</text:span></text:span></text:p>
      <text:p text:style-name="P15"><text:span text:style-name="Source_20_Text"><text:span text:style-name="T7"/></text:span></text:p>
      <text:p text:style-name="P15"><text:span text:style-name="Source_20_Text"><text:span text:style-name="T6">Python propose plusieurs techniques pour explorer un objet, connaître ses méthodes ou attributs.</text:span></text:span></text:p>
      <text:p text:style-name="P15"><text:span text:style-name="Source_20_Text"><text:span text:style-name="T6"/></text:span></text:p>
      <text:p text:style-name="P15"><text:span text:style-name="Source_20_Text"><text:span text:style-name="T6">La première technique d'introspection est la fonction </text:span></text:span><text:span text:style-name="Source_20_Text"><text:span text:style-name="T2">dir</text:span></text:span><text:span text:style-name="Source_20_Text"><text:span text:style-name="T6">. Elle prend en paramètre un objet et renvoie la liste de ses attributs et méthodes :</text:span></text:span></text:p>
      <text:p text:style-name="P15"><text:span text:style-name="Source_20_Text"><text:span text:style-name="T6"/></text:span></text:p>
      <text:p text:style-name="P15"><draw:frame draw:style-name="fr2" draw:name="images13" text:anchor-type="paragraph" svg:width="15.425cm" svg:height="2.939cm" draw:z-index="12"><draw:image xlink:href="Pictures/2000000700003C4200000B7ADC16ACA6.svm" xlink:type="simple" xlink:show="embed" xlink:actuate="onLoad"/></draw:frame><text:span text:style-name="Source_20_Text"><text:span text:style-name="T6"/></text:span></text:p>
      <text:p text:style-name="P15"><text:span text:style-name="Source_20_Text"><text:span text:style-name="T6">Ici, l'objet un_test a la méthode </text:span></text:span><text:span text:style-name="Source_20_Text"><text:span text:style-name="T4">afficher_attribut</text:span></text:span><text:span text:style-name="Source_20_Text"><text:span text:style-name="T6"> et l'attribut </text:span></text:span><text:span text:style-name="Source_20_Text"><text:span text:style-name="T4">mon_attribut</text:span></text:span><text:span text:style-name="Source_20_Text"><text:span text:style-name="T6">. Les autres objets sont des méthodes spéciales créées par Python.</text:span></text:span></text:p>
      <text:p text:style-name="P15"><text:span text:style-name="Source_20_Text"><text:span text:style-name="T6"/></text:span></text:p>
      <text:p text:style-name="P15"><text:span text:style-name="Source_20_Text"><text:span text:style-name="T6">La seconde technique passe par l'attribut spécial </text:span></text:span><text:span text:style-name="Source_20_Text"><text:span text:style-name="T4">__dict__</text:span></text:span><text:span text:style-name="Source_20_Text"><text:span text:style-name="T6">. Cet attribut est un dictionnaire qui contient en guise de clés les noms des attributs et, en tant que valeurs, les valeurs des attributs.</text:span></text:span></text:p>
      <text:p text:style-name="P15"><text:span text:style-name="Source_20_Text"><text:span text:style-name="T6"/></text:span></text:p>
      <text:p text:style-name="P15"><text:span text:style-name="Source_20_Text"><text:span text:style-name="T4">&gt;&gt;&gt; un_test = Test()</text:span></text:span></text:p>
      <text:p text:style-name="P15"><text:span text:style-name="Source_20_Text"><text:span text:style-name="T4">&gt;&gt;&gt; un_test.__dict__</text:span></text:span></text:p>
      <text:p text:style-name="P15"><text:span text:style-name="Source_20_Text"><text:span text:style-name="T4">{'mon_attribut': 'ok'}</text:span></text:span></text:p>
      <text:p text:style-name="P15"><text:span text:style-name="Source_20_Text"><text:span text:style-name="T6"/></text:span></text:p>
      <text:p text:style-name="P15"><text:span text:style-name="Source_20_Text"><text:span text:style-name="T6">On peut modifier ce dictionnaire, en faisant par exemple </text:span></text:span><text:span text:style-name="Source_20_Text"><text:span text:style-name="T4">un_test.__dict__["mon_attribut"] = "Oui"</text:span></text:span><text:span text:style-name="Source_20_Text"><text:span text:style-name="T6">, mais en général c'est plus clean de faire simplement </text:span></text:span><text:span text:style-name="Source_20_Text"><text:span text:style-name="T4">un_test.mon_attribut = "Oui"</text:span></text:span><text:span text:style-name="Source_20_Text"><text:span text:style-name="T6">.</text:span></text:span></text:p>
      <text:p text:style-name="P15"><text:span text:style-name="Source_20_Text"><text:span text:style-name="T6"/></text:span></text:p>
      <text:p text:style-name="P15"><text:soft-page-break/><text:span text:style-name="Source_20_Text"><text:span text:style-name="T7">Les propriétés (accesseurs et mutateurs)</text:span></text:span></text:p>
      <text:p text:style-name="P15"><text:span text:style-name="Source_20_Text"><text:span text:style-name="T6"/></text:span></text:p>
      <text:p text:style-name="P15"><text:span text:style-name="Source_20_Text"><text:span text:style-name="T6">L'encapsulation est un principe qui consiste à cacher ou protéger certaines données de notre objet. Dans la plupart des langages orientés objet, tels que le C++, le Java ou le PHP, on va considérer que nos attributs d'objets ne doivent pas être accessibles depuis l'extérieur de la classe. Autrement dit, vous n'avez pas le droit de faire, depuis l'extérieur de la classe, </text:span></text:span><text:span text:style-name="Source_20_Text"><text:span text:style-name="T2">mon_objet.mon_attribut</text:span></text:span><text:span text:style-name="Source_20_Text"><text:span text:style-name="T6">. On utilisera des accesseurs (</text:span></text:span><text:span text:style-name="Source_20_Text"><text:span text:style-name="T4">objet.get_attribut</text:span></text:span><text:span text:style-name="Source_20_Text"><text:span text:style-name="T6">) et des mutateurs (</text:span></text:span><text:span text:style-name="Source_20_Text"><text:span text:style-name="T4">objet.set_attribut(valeur)</text:span></text:span><text:span text:style-name="Source_20_Text"><text:span text:style-name="T6"> ). </text:span></text:span></text:p>
      <text:p text:style-name="P15"><text:span text:style-name="Source_20_Text"><text:span text:style-name="T6"/></text:span></text:p>
      <text:p text:style-name="P15"><text:bookmark text:name="r-2233059"/><text:span text:style-name="Source_20_Text"><text:span text:style-name="T6">Pour commencer, une petite précision : en C++ ou en Java par exemple, dans la définition de classe, on met en place des principes d'accès qui indiquent si l'attribut (ou le groupe d'attributs) est privé ou public. Pour schématiser, si l'attribut est public, on peut y accéder depuis l'extérieur de la classe et le modifier. S'il est privé, on ne peut pas. On doit passer par des accesseurs ou mutateurs.</text:span></text:span><text:bookmark text:name="r-2233060"/><text:span text:style-name="Source_20_Text"><text:span text:style-name="T6"> </text:span></text:span>En Python, il n'y a pas d'attribut privé. Tout est public. Cela signifie que si vous voulez modifier un attribut depuis l'extérieur de la classe, vous le pouvez. Pour faire respecter l'encapsulation propre au langage, on la fonde sur des conventions que les programmeurs, en général, respectent.</text:p>
      <text:p text:style-name="P15"/>
      <text:p text:style-name="P15">Les propriétés sont un moyen transparent de manipuler des attributs d'objet. Elles permettent de dire à Python : « Quand un utilisateur souhaite modifier cet attribut, fais cela ». De cette façon, on peut rendre certains attributs tout à fait inaccessibles depuis l'extérieur de la classe, ou faire en sorte que, si on modifie un attribut, Python recalcule la valeur d'un autre attribut de l'objet. </text:p>
      <text:p text:style-name="P15"><text:span text:style-name="Source_20_Text"><text:span text:style-name="T6"/></text:span></text:p>
      <text:p text:style-name="P15"><draw:frame draw:style-name="fr3" draw:name="images14" text:anchor-type="paragraph" svg:width="20.936cm" svg:height="12.846cm" draw:z-index="13"><draw:image xlink:href="Pictures/2000000700006CA100003F271CC15F74.svm" xlink:type="simple" xlink:show="embed" xlink:actuate="onLoad"/></draw:frame></text:p>
      <text:p text:style-name="P15"><draw:frame draw:style-name="fr3" draw:name="images15" text:anchor-type="paragraph" svg:width="12.993cm" svg:height="5.265cm" draw:z-index="14"><draw:image xlink:href="Pictures/20000007000032C00000149268E379E4.svm" xlink:type="simple" xlink:show="embed" xlink:actuate="onLoad"/></draw:frame><text:soft-page-break/></text:p>
      <text:p text:style-name="P15">D'abord, pour créer un attribut qui aura des propriétés, on fait précéder le nom de l'attribut d'un signe "_" :</text:p>
      <text:p text:style-name="P15"/>
      <text:p text:style-name="P15">self._lieu_residence = "Paris"</text:p>
      <text:p text:style-name="P15"/>
      <text:p text:style-name="P15">On définit une première méthode, commençant elle aussi par un souligné _, nommée <text:span text:style-name="Source_20_Text">_get_lieu_residence(self)</text:span>. Il va s'agir de notre accesseur, qui renvoie simplement l'attribut (et, ici, affiche un message).</text:p>
      <text:p text:style-name="P15"/>
      <text:p text:style-name="P15">On définit une seconde méthode, <text:span text:style-name="Source_20_Text">_set_lieu_residence(self, valeur)</text:span><text:span text:style-name="Source_20_Text"><text:span text:style-name="T5">qui va permettre de modifier l'attribut. En modifiant l'attribut, il en modifie également un autre, </text:span></text:span><text:span text:style-name="Source_20_Text"><text:span text:style-name="T3">age</text:span></text:span><text:span text:style-name="Source_20_Text"><text:span text:style-name="T5">. </text:span></text:span></text:p>
      <text:p text:style-name="P15"><text:span text:style-name="Source_20_Text"><text:span text:style-name="T5"/></text:span></text:p>
      <text:p text:style-name="P15"><text:span text:style-name="Source_20_Text"><text:span text:style-name="T5">Enfin, la dernière ligne de la classe est très intéressante. Il s'agit de la définition d'une propriété. On lui dit que l'attribut </text:span></text:span><text:span text:style-name="Source_20_Text">lieu_residence </text:span><text:span text:style-name="Source_20_Text"><text:span text:style-name="T5">(cette fois, sans signe souligné _) doit être une propriété. On définit dans notre propriété, dans l'ordre, la méthode d'accès (l'accesseur) et celle de modification (le mutateur). On peut éventuellement ensuite, en troisième, définir une fonction qui sera appelée quand on fera </text:span></text:span><text:span text:style-name="Source_20_Text">del objet.lieu_residence</text:span><text:span text:style-name="Source_20_Text"><text:span text:style-name="T5"> et en quatrième une méthode qui sera appelée quand on fera </text:span></text:span><text:span text:style-name="Source_20_Text">help(objet.lieu_residence)</text:span><text:span text:style-name="Source_20_Text"><text:span text:style-name="T5">.</text:span></text:span></text:p>
      <text:p text:style-name="P15"><text:span text:style-name="Source_20_Text"><text:span text:style-name="T5"/></text:span></text:p>
      <text:p text:style-name="P15"><text:span text:style-name="Source_20_Text"><text:span text:style-name="T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ource_20_Text" style:display-name="Source Text" style:family="text">
      <style:text-properties style:font-name="Courier New" style:font-name-asian="MS PGothic" style:font-name-complex="Courier New"/>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34M19S</meta:editing-duration>
    <meta:editing-cycles>14</meta:editing-cycles>
    <meta:generator>OpenOffice/4.1.11$Win32 OpenOffice.org_project/4111m1$Build-9808</meta:generator>
    <dc:date>2022-04-01T15:52:51.96</dc:date>
    <meta:document-statistic meta:table-count="0" meta:image-count="15" meta:object-count="0" meta:page-count="8" meta:paragraph-count="66" meta:word-count="1649" meta:character-count="10575"/>
    <meta:user-defined meta:name="Info 1"/>
    <meta:user-defined meta:name="Info 2"/>
    <meta:user-defined meta:name="Info 3"/>
    <meta:user-defined meta:name="Info 4"/>
  </office:meta>
</office:document-meta>
</file>